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-Bold" svg:font-family="Verdana-Bold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3.097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1.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PageStyle_5f_ZX81plus3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Arial" style:font-name-asian="WenQuanYi Micro Hei" style:font-name-complex="Lohit Devanagari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62626" style:font-name="Arial1" fo:font-size="10pt" fo:font-weight="normal" style:font-name-asian="Arial-BoldMT" style:font-size-asian="10pt" style:font-weight-asian="normal" style:font-name-complex="Arial-BoldMT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2" fo:font-size="10pt" fo:language="en" fo:country="US" style:font-name-asian="Verdana-Bold" style:font-size-asian="10pt" style:language-asian="en" style:country-asian="US" style:font-name-complex="Verdana-Bold" style:font-size-complex="10pt" style:language-complex="en" style:country-complex="U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6.25pt" style:language-complex="en" style:country-complex="US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style:font-name-asian="ArialMT" style:font-size-asian="10pt" style:font-name-complex="ArialMT" style:font-size-complex="10pt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/>
    </style:style>
    <style:style style:name="ce2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T1" style:family="text">
      <style:text-properties fo:color="#262626" style:text-outline="false" style:font-name="ArialMT" fo:font-size="10pt" fo:letter-spacing="normal" style:letter-kerning="false" style:font-name-asian="ArialMT" style:font-size-asian="10pt" style:font-name-complex="ArialMT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ZX81plus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8" table:default-cell-style-name="ce7"/>
        <table:table-column table:style-name="co9" table:number-columns-repeated="1016" table:default-cell-style-name="ce3"/>
        <table:table-row table:style-name="ro1">
          <table:table-cell table:style-name="ce1" office:value-type="string" table:number-columns-spanned="7" table:number-rows-spanned="1">
            <text:p>BOM for ZX81+38 rev 1.8 Date July 7 2022 (with only 74HC logic IC's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row</text:p>
          </table:table-cell>
          <table:table-cell office:value-type="string">
            <text:p>component reference</text:p>
          </table:table-cell>
          <table:table-cell office:value-type="string">
            <text:p>footpad</text:p>
          </table:table-cell>
          <table:table-cell office:value-type="string">
            <text:p>number</text:p>
          </table:table-cell>
          <table:table-cell office:value-type="string">
            <text:p>part description</text:p>
          </table:table-cell>
          <table:table-cell office:value-type="string">
            <text:p>farnell code</text:p>
          </table:table-cell>
          <table:table-cell office:value-type="string">
            <text:p>mouser code</text:p>
          </table:table-cell>
          <table:table-cell office:value-type="string">
            <text:p><text:s/>Reichelt</text:p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7" table:number-rows-spanned="1">
            <text:p>resistors and resistor p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,R55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 office:value-type="float" office:value="9341099">
            <text:p>93410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8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float" office:value="9341471">
            <text:p>934147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1 (for power on LED not needed without LED)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table:style-name="ce7" office:value-type="string">
            <text:p>330R</text:p>
          </table:table-cell>
          <table:table-cell table:style-name="ce11" office:value-type="float" office:value="9341730">
            <text:p>934173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8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float" office:value="9341943">
            <text:p>93419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20,R42,R43</text:p>
          </table:table-cell>
          <table:table-cell office:value-type="string">
            <text:p>R_Axial_DIN0204_L3.6mm_D1.6mm_P2.54mm_Vertical</text:p>
          </table:table-cell>
          <table:table-cell office:value-type="float" office:value="3">
            <text:p>3</text:p>
          </table:table-cell>
          <table:table-cell office:value-type="string">
            <text:p>680R</text:p>
          </table:table-cell>
          <table:table-cell office:value-type="float" office:value="9342150">
            <text:p>93421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R1,R2,R3,R4,R5,R6,R7,R8,R9,R10,R11,R12,R13,R14,R15,R16,R17,R23,R58</text:p>
          </table:table-cell>
          <table:table-cell office:value-type="string">
            <text:p>R_Axial_DIN0204_L3.6mm_D1.6mm_P2.54mm_Vertical</text:p>
          </table:table-cell>
          <table:table-cell office:value-type="float" office:value="19">
            <text:p>19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30,R49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57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float" office:value="9341536">
            <text:p>934153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9,R52,R81,R18,R59</text:p>
          </table:table-cell>
          <table:table-cell office:value-type="string">
            <text:p>R_Axial_DIN0204_L3.6mm_D1.6mm_P2.54mm_Vertical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float" office:value="9341110">
            <text:p>934111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56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341960">
            <text:p>934196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79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float" office:value="9342281">
            <text:p>93422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7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float" office:value="9341552">
            <text:p>934155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29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table:style-name="ce12" office:value-type="float" office:value="9339086">
            <text:p>933908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P1</text:p>
          </table:table-cell>
          <table:table-cell office:value-type="string">
            <text:p>R_Array_SIP7 10K x 6 (7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office:value-type="float" office:value="2787743">
            <text:p>27877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P2 (10K might be used, but with bad keys might cause problems)</text:p>
          </table:table-cell>
          <table:table-cell office:value-type="string">
            <text:p>R_Array_SIP9 22K x 8 (9-PINS)</text:p>
          </table:table-cell>
          <table:table-cell office:value-type="float" office:value="1">
            <text:p>1</text:p>
          </table:table-cell>
          <table:table-cell office:value-type="string">
            <text:p>R_Network08_22K</text:p>
          </table:table-cell>
          <table:table-cell office:value-type="float" office:value="1973141">
            <text:p>197314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P3</text:p>
          </table:table-cell>
          <table:table-cell office:value-type="string">
            <text:p>R_Array_SIP6 10K x 5 (6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table:style-name="ce12" office:value-type="float" office:value="1973121">
            <text:p>197312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string" table:number-columns-spanned="5" table:number-rows-spanned="1">
            <text:p>capacitor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,C2</text:p>
          </table:table-cell>
          <table:table-cell office:value-type="string">
            <text:p>C_Disc_D3.0mm_W2.0mm_P2.50mm</text:p>
          </table:table-cell>
          <table:table-cell office:value-type="float" office:value="2">
            <text:p>2</text:p>
          </table:table-cell>
          <table:table-cell office:value-type="string">
            <text:p>4.7p</text:p>
          </table:table-cell>
          <table:table-cell table:style-name="ce13" office:value-type="float" office:value="1694278">
            <text:p>169427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8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7pF</text:p>
          </table:table-cell>
          <table:table-cell office:value-type="float" office:value="2112854">
            <text:p>211285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3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float" office:value="2395775">
            <text:p>2395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7 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table:style-name="ce7" office:value-type="string">
            <text:p>47nF</text:p>
          </table:table-cell>
          <table:table-cell table:style-name="ce14" office:value-type="float" office:value="1216439">
            <text:p>121643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10,C6,C11,C12,C13,C14,C15,C16,C17,C18,C19,C20,C21</text:p>
          </table:table-cell>
          <table:table-cell office:value-type="string">
            <text:p>C_Disc_D4.7mm_W2.5mm_P5.00mm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float" office:value="2395773">
            <text:p>2395773</text:p>
          </table:table-cell>
          <table:table-cell table:style-name="Default"/>
          <table:table-cell office:value-type="string">
            <text:p>MMK 100N 63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5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float" office:value="1236655">
            <text:p>1236655</text:p>
          </table:table-cell>
          <table:table-cell table:style-name="Default"/>
          <table:table-cell office:value-type="string">
            <text:p>RAD 1/100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9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float" office:value="1902882">
            <text:p>1902882</text:p>
          </table:table-cell>
          <table:table-cell table:style-name="Default"/>
          <table:table-cell table:style-name="ce22" office:value-type="string">
            <text:p>SM 100/16RAD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1,D2,D3,D4,D5,D6,D7,D8,D14</text:p>
          </table:table-cell>
          <table:table-cell office:value-type="string">
            <text:p>D_DO-35_SOD27_P7.62mm_Horizontal</text:p>
          </table:table-cell>
          <table:table-cell office:value-type="float" office:value="9">
            <text:p>9</text:p>
          </table:table-cell>
          <table:table-cell office:value-type="string">
            <text:p>1N4148</text:p>
          </table:table-cell>
          <table:table-cell office:value-type="float" office:value="2675146">
            <text:p>2675146</text:p>
          </table:table-cell>
          <table:table-cell table:style-name="Default"/>
          <table:table-cell office:value-type="string">
            <text:p>1N 4148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13</text:p>
          </table:table-cell>
          <table:table-cell office:value-type="string">
            <text:p>D_DO-35_SOD27_P7.62mm_Horizontal</text:p>
          </table:table-cell>
          <table:table-cell office:value-type="float" office:value="1">
            <text:p>1</text:p>
          </table:table-cell>
          <table:table-cell office:value-type="string">
            <text:p>BAT46</text:p>
          </table:table-cell>
          <table:table-cell office:value-type="float" office:value="9801456">
            <text:p>9801456</text:p>
          </table:table-cell>
          <table:table-cell table:style-name="Default"/>
          <table:table-cell office:value-type="string">
            <text:p>BAT 46</text:p>
          </table:table-cell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9 to D12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Q1,Q2,Q3,Q4,Q5,Q8,Q9</text:p>
          </table:table-cell>
          <table:table-cell office:value-type="string">
            <text:p>TO-92_Molded_Narrow</text:p>
          </table:table-cell>
          <table:table-cell office:value-type="float" office:value="7">
            <text:p>7</text:p>
          </table:table-cell>
          <table:table-cell office:value-type="string">
            <text:p>2N3904</text:p>
          </table:table-cell>
          <table:table-cell office:value-type="float" office:value="1574370">
            <text:p>1574370</text:p>
          </table:table-cell>
          <table:table-cell table:style-name="Default"/>
          <table:table-cell office:value-type="string">
            <text:p>2N3904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Q6 to Q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5" office:value-type="string" table:number-columns-spanned="5" table:number-rows-spanned="1">
            <text:p>Integrated circuit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U1,U22</text:p>
          </table:table-cell>
          <table:table-cell office:value-type="string">
            <text:p>DIP-20_Ideal</text:p>
          </table:table-cell>
          <table:table-cell office:value-type="float" office:value="2">
            <text:p>2</text:p>
          </table:table-cell>
          <table:table-cell office:value-type="string">
            <text:p>CD74HC541EN</text:p>
          </table:table-cell>
          <table:table-cell table:style-name="ce12" office:value-type="float" office:value="3006085">
            <text:p>3006085</text:p>
          </table:table-cell>
          <table:table-cell table:style-name="Default"/>
          <table:table-cell office:value-type="string">
            <text:p>74HC 541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U2</text:p>
          </table:table-cell>
          <table:table-cell office:value-type="string">
            <text:p>DIP-40_ideal</text:p>
          </table:table-cell>
          <table:table-cell office:value-type="float" office:value="1">
            <text:p>1</text:p>
          </table:table-cell>
          <table:table-cell table:style-name="ce8" office:value-type="string">
            <text:p>Z84C0008PEG</text:p>
          </table:table-cell>
          <table:table-cell table:style-name="ce14" office:value-type="float" office:value="1081890">
            <text:p>1081890</text:p>
          </table:table-cell>
          <table:table-cell office:value-type="string">
            <text:p>692-Z84C0006PEG</text:p>
          </table:table-cell>
          <table:table-cell office:value-type="string">
            <text:p>Z84C00-10MHz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U3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LY62256BLP-7</text:p>
          </table:table-cell>
          <table:table-cell table:style-name="ce14" office:value-type="float" office:value="2253656">
            <text:p>2253656</text:p>
          </table:table-cell>
          <table:table-cell office:value-type="string">
            <text:p>972-71256SA12TPG</text:p>
          </table:table-cell>
          <table:table-cell table:style-name="ce23" office:value-type="string">
            <text:p>62256-80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U4</text:p>
          </table:table-cell>
          <table:table-cell office:value-type="string">
            <text:p>DIP-20_Ideal</text:p>
          </table:table-cell>
          <table:table-cell office:value-type="float" office:value="1">
            <text:p>1</text:p>
          </table:table-cell>
          <table:table-cell office:value-type="string">
            <text:p>74HCT574N</text:p>
          </table:table-cell>
          <table:table-cell table:style-name="ce14" office:value-type="float" office:value="3120039">
            <text:p>3120039</text:p>
          </table:table-cell>
          <table:table-cell office:value-type="string">
            <text:p>595-SN74HC574NE4</text:p>
          </table:table-cell>
          <table:table-cell table:style-name="ce24" office:value-type="string">
            <text:p>74HC 574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U5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AT27C256R-45PU</text:p>
          </table:table-cell>
          <table:table-cell table:style-name="ce14" office:value-type="float" office:value="2345637">
            <text:p>2345637</text:p>
          </table:table-cell>
          <table:table-cell office:value-type="string">
            <text:p>556-AT27C256R-45PU</text:p>
          </table:table-cell>
          <table:table-cell table:style-name="ce22" office:value-type="string">
            <text:p>27C256-100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U6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style-name="ce14" office:value-type="float" office:value="1739569">
            <text:p>1739569</text:p>
          </table:table-cell>
          <table:table-cell office:value-type="string">
            <text:p>595-SN74HC125AN </text:p>
          </table:table-cell>
          <table:table-cell office:value-type="string">
            <text:p>74HC 125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U7,U1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SN74HC393N</text:p>
          </table:table-cell>
          <table:table-cell table:style-name="ce15" office:value-type="float" office:value="3119817">
            <text:p>3119817</text:p>
          </table:table-cell>
          <table:table-cell office:value-type="string">
            <text:p>595-SN74HC393N</text:p>
          </table:table-cell>
          <table:table-cell office:value-type="string">
            <text:p>74HC 39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U8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CD74HC4002E</text:p>
          </table:table-cell>
          <table:table-cell table:style-name="ce15" office:value-type="float" office:value="1739941">
            <text:p>1739941</text:p>
          </table:table-cell>
          <table:table-cell office:value-type="string">
            <text:p>595-CD4002BE </text:p>
          </table:table-cell>
          <table:table-cell office:value-type="string">
            <text:p>MOS 4002</text:p>
          </table:table-cell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U9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65N</text:p>
          </table:table-cell>
          <table:table-cell table:style-name="ce9" office:value-type="float" office:value="3120856">
            <text:p>3120856</text:p>
          </table:table-cell>
          <table:table-cell office:value-type="string">
            <text:p>595-SN74HC165ANE4</text:p>
          </table:table-cell>
          <table:table-cell office:value-type="string">
            <text:p>74HC 165</text:p>
          </table:table-cell>
          <table:table-cell table:number-columns-repeated="1016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U10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86N</text:p>
          </table:table-cell>
          <table:table-cell table:style-name="ce15" office:value-type="float" office:value="3006572">
            <text:p>3006572</text:p>
          </table:table-cell>
          <table:table-cell office:value-type="string">
            <text:p>595-SN74HC86NE4</text:p>
          </table:table-cell>
          <table:table-cell office:value-type="string">
            <text:p>74HC 86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U11,U2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74HC08N</text:p>
          </table:table-cell>
          <table:table-cell table:style-name="ce14" office:value-type="float" office:value="3120441">
            <text:p>3120441</text:p>
          </table:table-cell>
          <table:table-cell office:value-type="string">
            <text:p>595-SN74HC08N</text:p>
          </table:table-cell>
          <table:table-cell office:value-type="string">
            <text:p>74HC 08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U12,U16,U19,U23</text:p>
          </table:table-cell>
          <table:table-cell office:value-type="string">
            <text:p>DIP-14_Socket_Ideal</text:p>
          </table:table-cell>
          <table:table-cell office:value-type="float" office:value="4">
            <text:p>4</text:p>
          </table:table-cell>
          <table:table-cell office:value-type="string">
            <text:p>74HC32N</text:p>
          </table:table-cell>
          <table:table-cell table:style-name="ce15" office:value-type="float" office:value="3120475">
            <text:p>3120475</text:p>
          </table:table-cell>
          <table:table-cell office:value-type="string">
            <text:p>595-SN74HC32N</text:p>
          </table:table-cell>
          <table:table-cell office:value-type="string">
            <text:p>74HC 32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U13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00N</text:p>
          </table:table-cell>
          <table:table-cell table:style-name="ce14" office:value-type="float" office:value="3120419">
            <text:p>3120419</text:p>
          </table:table-cell>
          <table:table-cell office:value-type="string">
            <text:p>595-SN74HC00NE4</text:p>
          </table:table-cell>
          <table:table-cell office:value-type="string">
            <text:p>74HC 0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U15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1N</text:p>
          </table:table-cell>
          <table:table-cell table:style-name="ce14" office:value-type="float" office:value="3120447">
            <text:p>3120447</text:p>
          </table:table-cell>
          <table:table-cell office:value-type="string">
            <text:p>595-SN74LS11NE4</text:p>
          </table:table-cell>
          <table:table-cell office:value-type="string">
            <text:p>74HC 11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U1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U29,U18,U28</text:p>
          </table:table-cell>
          <table:table-cell office:value-type="string">
            <text:p>DIP-14_Socket_Ideal</text:p>
          </table:table-cell>
          <table:table-cell office:value-type="float" office:value="3">
            <text:p>3</text:p>
          </table:table-cell>
          <table:table-cell office:value-type="string">
            <text:p>74HC74N</text:p>
          </table:table-cell>
          <table:table-cell table:style-name="ce14" office:value-type="float" office:value="3120045">
            <text:p>3120045</text:p>
          </table:table-cell>
          <table:table-cell office:value-type="string">
            <text:p>595-SN74HC74N</text:p>
          </table:table-cell>
          <table:table-cell office:value-type="string">
            <text:p>74HC 74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U20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U21 <text:s text:c="7"/>HC04 will work but HCU04 will even work better for xtal osc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HC04 or HCU04</text:p>
          </table:table-cell>
          <table:table-cell table:style-name="ce14" office:value-type="float" office:value="3120432">
            <text:p>3120432</text:p>
          </table:table-cell>
          <table:table-cell office:value-type="string">
            <text:p>595-SN74HC04N</text:p>
          </table:table-cell>
          <table:table-cell table:style-name="ce23" office:value-type="string">
            <text:p>74HC 04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U25,U26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U27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38N</text:p>
          </table:table-cell>
          <table:table-cell table:style-name="ce15" office:value-type="float" office:value="3119913">
            <text:p>3119913</text:p>
          </table:table-cell>
          <table:table-cell office:value-type="string">
            <text:p>595-SN74HC138N</text:p>
          </table:table-cell>
          <table:table-cell office:value-type="string">
            <text:p>74HC138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table:style-name="ce5" office:value-type="string" table:number-columns-spanned="5" table:number-rows-spanned="1">
            <text:p>pin headers and connectors</text:p>
          </table:table-cell>
          <table:covered-table-cell table:number-columns-repeated="4" table:style-name="ce5"/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J1A1+J1B1 <text:s/>(optional angled header instead of edge connector)</text:p>
          </table:table-cell>
          <table:table-cell office:value-type="string">
            <text:p>Pin_Header_Angled_2x23_Dual_row_Pitch2.54mm</text:p>
          </table:table-cell>
          <table:table-cell office:value-type="float" office:value="1">
            <text:p>1</text:p>
          </table:table-cell>
          <table:table-cell office:value-type="string">
            <text:p>CONN_02X23</text:p>
          </table:table-cell>
          <table:table-cell office:value-type="float" office:value="2034321">
            <text:p>2034321</text:p>
          </table:table-cell>
          <table:table-cell table:number-columns-repeated="1018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J1 </text:p>
          </table:table-cell>
          <table:table-cell office:value-type="string">
            <text:p>female_Angled_1x03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table:style-name="ce16" office:value-type="float" office:value="1668339">
            <text:p>1668339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J2</text:p>
          </table:table-cell>
          <table:table-cell office:value-type="string">
            <text:p>female_Angled_1x08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8</text:p>
          </table:table-cell>
          <table:table-cell office:value-type="float" office:value="1668368">
            <text:p>1668368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J3 <text:s text:c="2"/></text:p>
          </table:table-cell>
          <table:table-cell office:value-type="string">
            <text:p>Female_Angled_1x05_Pitch2.54mm SSW-105-02-G-S-RA</text:p>
          </table:table-cell>
          <table:table-cell office:value-type="float" office:value="1">
            <text:p>1</text:p>
          </table:table-cell>
          <table:table-cell office:value-type="string">
            <text:p>CONN_01X05</text:p>
          </table:table-cell>
          <table:table-cell office:value-type="float" office:value="1668350">
            <text:p>1668350</text:p>
          </table:table-cell>
          <table:table-cell table:style-name="ce21"/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JP1,JP5,JP8,JP9,JP10,JP11,JP12,JP6 (optional wire jumpers on \back)</text:p>
          </table:table-cell>
          <table:table-cell office:value-type="string">
            <text:p>Holes for pre-assigned jumpers, wire on back and cut trace</text:p>
          </table:table-cell>
          <table:table-cell office:value-type="float" office:value="8">
            <text:p>8</text:p>
          </table:table-cell>
          <table:table-cell office:value-type="string">
            <text:p>Wire jumper</text:p>
          </table:table-cell>
          <table:table-cell table:number-columns-repeated="1019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JP4 (place jumper or wire) for 60Hz (NTSC) video generatio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office:value-type="string">
            <text:p>50/60Hz</text:p>
          </table:table-cell>
          <table:table-cell table:number-columns-repeated="1019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JP5 (place header <text:s/>1x3 with jumper) for choosing white or black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7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JP6 (place header <text:s/>1x3 with jumper) for removing bar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7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jumpers where needed (JP5 &amp; JP6)</text:p>
          </table:table-cell>
          <table:table-cell office:value-type="string">
            <text:p>Jumper (busbar)</text:p>
          </table:table-cell>
          <table:table-cell office:value-type="float" office:value="2">
            <text:p>2</text:p>
          </table:table-cell>
          <table:table-cell table:style-name="Default" office:value-type="string">
            <text:p>Jumper-2</text:p>
          </table:table-cell>
          <table:table-cell office:value-type="string">
            <text:p>2751379 (10 x)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1 USB type B power input connector</text:p>
          </table:table-cell>
          <table:table-cell office:value-type="string">
            <text:p>USB-B-S-RA </text:p>
          </table:table-cell>
          <table:table-cell office:value-type="float" office:value="1">
            <text:p>1</text:p>
          </table:table-cell>
          <table:table-cell office:value-type="string">
            <text:p>USB_B</text:p>
          </table:table-cell>
          <table:table-cell office:value-type="float" office:value="2112373">
            <text:p>2112373</text:p>
          </table:table-cell>
          <table:table-cell/>
          <table:table-cell office:value-type="string">
            <text:p>USB BW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2 3.5mm audio in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MIC</text:p>
          </table:table-cell>
          <table:table-cell office:value-type="float" office:value="2579730">
            <text:p>2579730</text:p>
          </table:table-cell>
          <table:table-cell/>
          <table:table-cell table:style-name="ce23" office:value-type="string">
            <text:p>CLIFF FT6320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O3 3.5mm audio out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EAR</text:p>
          </table:table-cell>
          <table:table-cell office:value-type="float" office:value="2579730">
            <text:p>2579730</text:p>
          </table:table-cell>
          <table:table-cell table:style-name="Default"/>
          <table:table-cell table:style-name="ce23" office:value-type="string">
            <text:p>CLIFF FT6320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4 (DB09 male connector for joystick (optional)</text:p>
          </table:table-cell>
          <table:table-cell office:value-type="string">
            <text:p>dB09-MALE</text:p>
          </table:table-cell>
          <table:table-cell office:value-type="float" office:value="1">
            <text:p>1</text:p>
          </table:table-cell>
          <table:table-cell office:value-type="string">
            <text:p>DB9_MALE</text:p>
          </table:table-cell>
          <table:table-cell office:value-type="float" office:value="1099289">
            <text:p>1099289</text:p>
          </table:table-cell>
          <table:table-cell/>
          <table:table-cell table:style-name="ce22" office:value-type="string">
            <text:p>W+P 107-09-1-1-0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O5 (RCA video out connector for composite video out)</text:p>
          </table:table-cell>
          <table:table-cell office:value-type="string">
            <text:p>RCA_CONNECTOR CLIFF <text:s/>FC68391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table:style-name="ce18" office:value-type="float" office:value="2817596">
            <text:p>2817596</text:p>
          </table:table-cell>
          <table:table-cell/>
          <table:table-cell office:value-type="string">
            <text:p>CBP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table:style-name="ce5" office:value-type="string" table:number-columns-spanned="4" table:number-rows-spanned="1">
            <text:p>Various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style-name="ce14" office:value-type="float" office:value="2832060">
            <text:p>2832060</text:p>
          </table:table-cell>
          <table:table-cell office:value-type="string">
            <text:p>520-130-20-46X</text:p>
          </table:table-cell>
          <table:table-cell table:style-name="ce22" office:value-type="string">
            <text:p>13,0000-HC49U-S</text:p>
          </table:table-cell>
          <table:table-cell table:number-columns-repeated="1016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IP SOCKETS for RAM en ROM chips <text:s/>U3 and U5 </text:p>
          </table:table-cell>
          <table:table-cell office:value-type="string">
            <text:p>DIP-28 pin sockets</text:p>
          </table:table-cell>
          <table:table-cell office:value-type="float" office:value="2">
            <text:p>2</text:p>
          </table:table-cell>
          <table:table-cell table:style-name="Default" office:value-type="string">
            <text:p>DIP-28 dualwipe</text:p>
          </table:table-cell>
          <table:table-cell table:style-name="ce19" office:value-type="float" office:value="2668410">
            <text:p>2668410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IP SOCKET for Z80 chip <text:s/>U2</text:p>
          </table:table-cell>
          <table:table-cell office:value-type="string">
            <text:p>DIP-40 pin socket</text:p>
          </table:table-cell>
          <table:table-cell office:value-type="float" office:value="1">
            <text:p>1</text:p>
          </table:table-cell>
          <table:table-cell table:style-name="ce9" office:value-type="string">
            <text:p>DIP-40 dualwipe</text:p>
          </table:table-cell>
          <table:table-cell table:style-name="ce20" office:value-type="float" office:value="4285669">
            <text:p>4285669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keyboard interface cable ( 1 x 5 wires + 1 x 3 wires (optional) + 1 x 8 Wires)</text:p>
          </table:table-cell>
          <table:table-cell table:style-name="Default"/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Keyboard PCB with 40 keys </text:p>
          </table:table-cell>
          <table:table-cell office:value-type="string">
            <text:p>You can use the foil keyboard designed for the ZX81+35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office:value-type="float" office:value="75">
            <text:p>75</text:p>
          </table:table-cell>
          <table:table-cell table:style-name="Default"/>
          <table:table-cell office:value-type="string">
            <text:p>or mount the keys on an euro-sized perfboard (100x160mm)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office:value-type="float" office:value="76">
            <text:p>76</text:p>
          </table:table-cell>
          <table:table-cell table:style-name="Default"/>
          <table:table-cell office:value-type="string">
            <text:p>and wire the matrix up yourself. 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office:value-type="float" office:value="77">
            <text:p>77</text:p>
          </table:table-cell>
          <table:table-cell table:style-name="Default"/>
          <table:table-cell table:style-name="ce6" office:value-type="string">
            <text:p>A specific ZX81+38keyboard PCB will be coming soon.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 table:number-rows-repeated="11">
          <table:table-cell table:style-name="ce3"/>
          <table:table-cell table:style-name="Default" table:number-columns-repeated="2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3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number-columns-repeated="101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-Bold" svg:font-family="Verdana-Bold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3">23-08-2022</text:date>, <text:time>17:25: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ZX81plus38" style:display-name="PageStyle_ZX81plus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NL</dc:language>
    <dc:date>2022-08-23T17:25:30</dc:date>
    <meta:editing-cycles>19</meta:editing-cycles>
    <meta:editing-duration>PT5H59M15S</meta:editing-duration>
    <meta:generator>OpenOffice/4.1.7$Unix OpenOffice.org_project/417m1$Build-9800</meta:generator>
    <dc:creator>Martin de jong</dc:creator>
    <meta:document-statistic meta:table-count="1" meta:cell-count="451" meta:object-count="0"/>
  </office:meta>
</office:document-meta>
</file>